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h text:style-name="Heading_20_2" text:outline-level="2"><text:bookmark-start text:name="the-about-page-she-set-can-be-found-here"/><text:span text:style-name="T1">The about page she set can be found here:</text:span><text:bookmark-end text:name="the-about-page-she-set-can-be-found-here"/></text:h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7:58:34Z</meta:creation-date>
    <dc:date>2022-04-23T17:58:34Z</dc:date>
  </office:meta>
</office:document-meta>
</file>